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e pythagoreischen Tripel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(3, 4, 5) <text:tab/>(5, 12, 13) <text:tab/>(8, 15, 17) <text:tab/></text:p>
            <text:p/>
            <text:p>(7, 24, 25) <text:s text:c="2"/>(20, 21, 29) <text:tab/>(12, 35, 37) </text:p>
            <text:p/>
            <text:p><text:tab/>(9, 40, 41) <text:tab/>(28, 45, 53) <text:s/>(11, 60, 61) <text:tab/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8T16:33:40.537143061</meta:creation-date>
    <dc:date>2024-11-18T16:37:45.252071351</dc:date>
    <meta:editing-duration>PT4M4S</meta:editing-duration>
    <meta:editing-cycles>2</meta:editing-cycles>
    <meta:generator>LibreOffice/6.4.7.2$Linux_X86_64 LibreOffice_project/40$Build-2</meta:generator>
    <meta:document-statistic meta:object-count="25"/>
  </office:meta>
</office:document-meta>
</file>